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560000002F6FFD9D1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048cm" svg:height="1.243cm" svg:x="0.952cm" svg:y="1cm">
          <draw:image xlink:href="Pictures/10000000000001560000002F6FFD9D1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2-09T17:13:38</dc:date>
    <meta:generator>NeoOffice/3.2015.3$Unix OpenOffice.org_project/</meta:generator>
    <meta:editing-duration>PT00H16M48S</meta:editing-duration>
    <meta:editing-cycles>15</meta:editing-cycles>
    <meta:document-statistic meta:object-count="1"/>
  </office:meta>
</office:document-meta>
</file>